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59cm" style:rel-width="100%" table:align="left"/>
    </style:style>
    <style:style style:name="Tabulka1.A" style:family="table-column">
      <style:table-column-properties style:column-width="16.064cm" style:rel-column-width="59850*"/>
    </style:style>
    <style:style style:name="Tabulka1.B" style:family="table-column">
      <style:table-column-properties style:column-width="1.526cm" style:rel-column-width="5684*"/>
    </style:style>
    <style:style style:name="Tabulka1.A1" style:family="table-cell">
      <style:table-cell-properties style:vertical-align="middle" fo:background-color="#00ff00">
        <style:background-image/>
      </style:table-cell-properties>
    </style:style>
    <style:style style:name="Tabulka2" style:family="table">
      <style:table-properties style:width="17.59cm" style:rel-width="100%" table:align="center"/>
    </style:style>
    <style:style style:name="Tabulka2.A" style:family="table-column">
      <style:table-column-properties style:column-width="17.59cm" style:rel-column-width="65535*"/>
    </style:style>
    <style:style style:name="Tabulka2.A1" style:family="table-cell">
      <style:table-cell-properties style:vertical-align="middle"/>
    </style:style>
    <style:style style:name="Tabulka3" style:family="table">
      <style:table-properties style:width="17.59cm" style:rel-width="100%" table:align="center"/>
    </style:style>
    <style:style style:name="Tabulka3.A" style:family="table-column">
      <style:table-column-properties style:column-width="5.188cm" style:rel-column-width="19327*"/>
    </style:style>
    <style:style style:name="Tabulka3.B" style:family="table-column">
      <style:table-column-properties style:column-width="7.424cm" style:rel-column-width="27661*"/>
    </style:style>
    <style:style style:name="Tabulka3.C" style:family="table-column">
      <style:table-column-properties style:column-width="4.978cm" style:rel-column-width="18547*"/>
    </style:style>
    <style:style style:name="Tabulka3.A1" style:family="table-cell">
      <style:table-cell-properties style:vertical-align="middle" fo:padding="0.053cm" fo:border="none"/>
    </style:style>
    <style:style style:name="Tabulka3.A8" style:family="table-cell">
      <style:table-cell-properties fo:padding="0.053cm" fo:border="none"/>
    </style:style>
    <style:style style:name="Tabulka3.B8" style:family="table-cell">
      <style:table-cell-properties fo:padding="0.053cm" fo:border="none"/>
    </style:style>
    <style:style style:name="Tabulka3.C8" style:family="table-cell">
      <style:table-cell-properties fo:padding="0.053cm" fo:border="none"/>
    </style:style>
    <style:style style:name="Tabulka4" style:family="table">
      <style:table-properties style:width="17.59cm" style:rel-width="100%" table:align="center"/>
    </style:style>
    <style:style style:name="Tabulka4.A" style:family="table-column">
      <style:table-column-properties style:column-width="10.948cm" style:rel-column-width="40792*"/>
    </style:style>
    <style:style style:name="Tabulka4.B" style:family="table-column">
      <style:table-column-properties style:column-width="6.641cm" style:rel-column-width="24742*"/>
    </style:style>
    <style:style style:name="Tabulka4.A1" style:family="table-cell">
      <style:table-cell-properties style:vertical-align="middle" fo:padding="0.053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Standard">
      <style:paragraph-properties fo:margin-top="0cm" fo:margin-bottom="0cm" loext:contextual-spacing="false" fo:text-align="center" style:justify-single-word="false"/>
      <style:text-properties fo:font-size="2pt" style:font-size-asian="2pt" style:font-size-complex="2pt"/>
    </style:style>
    <style:style style:name="P3" style:family="paragraph" style:parent-style-name="Text_20_body">
      <style:paragraph-properties fo:margin-top="0cm" fo:margin-bottom="0cm" loext:contextual-spacing="false"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list-style-name="L1">
      <style:paragraph-properties fo:text-align="start" style:justify-single-word="false"/>
    </style:style>
    <style:style style:name="P6" style:family="paragraph" style:parent-style-name="Table_20_Contents" style:list-style-name="L2">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weight="bold"/>
    </style:style>
    <style:style style:name="P9" style:family="paragraph" style:parent-style-name="Table_20_Contents">
      <style:paragraph-properties fo:text-align="start" style:justify-single-word="false"/>
      <style:text-properties fo:font-weight="bold"/>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cm" fo:margin-bottom="0.499cm" loext:contextual-spacing="false" fo:text-align="start" style:justify-single-word="false"/>
      <style:text-properties fo:font-weight="bold"/>
    </style:style>
    <style:style style:name="P13" style:family="paragraph" style:parent-style-name="Table_20_Contents">
      <style:paragraph-properties fo:margin-top="0cm" fo:margin-bottom="0.499cm" loext:contextual-spacing="false" fo:text-align="start" style:justify-single-word="false"/>
    </style:style>
    <style:style style:name="P14" style:family="paragraph" style:parent-style-name="Table_20_Contents" style:list-style-name="L1">
      <style:paragraph-properties fo:margin-top="0cm" fo:margin-bottom="0.499cm" loext:contextual-spacing="false" fo:text-align="start" style:justify-single-word="false"/>
    </style:style>
    <style:style style:name="P15" style:family="paragraph" style:parent-style-name="Table_20_Contents" style:list-style-name="L2">
      <style:paragraph-properties fo:margin-top="0cm" fo:margin-bottom="0.499cm" loext:contextual-spacing="false" fo:text-align="start" style:justify-single-word="false"/>
    </style:style>
    <style:style style:name="P16" style:family="paragraph" style:parent-style-name="List_20_Heading">
      <style:paragraph-properties fo:text-align="start" style:justify-single-word="false"/>
      <style:text-properties fo:font-weight="bold"/>
    </style:style>
    <style:style style:name="P17" style:family="paragraph" style:parent-style-name="List_20_Heading">
      <style:paragraph-properties fo:text-align="start" style:justify-single-word="false"/>
    </style:style>
    <style:style style:name="P18" style:family="paragraph" style:parent-style-name="List_20_Contents">
      <style:paragraph-properties fo:text-align="start" style:justify-single-word="false"/>
    </style:style>
    <style:style style:name="P19" style:family="paragraph" style:parent-style-name="List_20_Contents">
      <style:paragraph-properties fo:margin-top="0cm" fo:margin-bottom="0.499cm" loext:contextual-spacing="false" fo:text-align="start" style:justify-single-word="false"/>
    </style:style>
    <style:style style:name="P20" style:family="paragraph" style:parent-style-name="Preformatted_20_Text">
      <style:paragraph-properties fo:margin-left="1cm" fo:margin-right="0cm" fo:text-align="start" style:justify-single-word="false" fo:text-indent="0cm" style:auto-text-indent="false"/>
    </style:style>
    <style:style style:name="P21" style:family="paragraph" style:parent-style-name="Preformatted_20_Text">
      <style:paragraph-properties fo:margin-left="1cm" fo:margin-right="0cm" fo:margin-top="0cm" fo:margin-bottom="0.499cm" loext:contextual-spacing="false" fo:text-align="start" style:justify-single-word="false" fo:text-indent="0cm" style:auto-text-indent="false"/>
    </style:style>
    <style:style style:name="P22" style:family="paragraph" style:parent-style-name="Horizontal_20_Line">
      <style:paragraph-properties fo:text-align="start" style:justify-single-word="false"/>
    </style:style>
    <style:style style:name="P23" style:family="paragraph">
      <style:paragraph-properties fo:text-align="start"/>
      <style:text-properties style:font-name="Liberation Mono" fo:font-size="10pt"/>
    </style:style>
    <style:style style:name="P24" style:family="paragraph">
      <style:paragraph-properties fo:text-align="start"/>
    </style:style>
    <style:style style:name="T1" style:family="text">
      <style:text-properties fo:font-weight="bold"/>
    </style:style>
    <style:style style:name="T2"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1" form:apply-filter="true" form:enctype="multipart/formdata" form:method="post" form:control-implementation="ooo:com.sun.star.form.component.Form" office:target-frame="" xlink:href="" xlink:type="simple">
          <form:properties>
            <form:property form:property-name="PropertyChangeNotificationEnabled" office:value-type="boolean" office:boolean-value="true"/>
          </form:properties>
          <form:file form:name="FILE" form:control-implementation="ooo:com.sun.star.form.component.FileControl" xml:id="control1" form:id="control1"/>
        </form:form>
        <form:form form:name="form1" form:apply-filter="true" form:enctype="multipart/formdata" form:method="post" form:control-implementation="ooo:com.sun.star.form.component.Form" office:target-frame="" xlink:href="" xlink:type="simple">
          <form:properties>
            <form:property form:property-name="PropertyChangeNotificationEnabled" office:value-type="boolean" office:boolean-value="true"/>
          </form:properties>
          <form:checkbox form:name="SHOW_REF" form:control-implementation="ooo:com.sun.star.form.component.CheckBox" xml:id="control2" form:id="control2" form:value="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ulka1" table:style-name="Tabulka1">
        <table:table-column table:style-name="Tabulka1.A"/>
        <table:table-column table:style-name="Tabulka1.B"/>
        <table:table-row>
          <table:table-cell table:style-name="Tabulka1.A1" office:value-type="string">
            <text:p text:style-name="P4"><text:a xlink:type="simple" xlink:href="https://progtest.fit.cvut.cz/index.php?X=Main" text:style-name="Internet_20_link" text:visited-style-name="Visited_20_Internet_20_Link">ProgTest</text:a>  ►  <text:a xlink:type="simple" xlink:href="https://progtest.fit.cvut.cz/index.php?X=Course&amp;Cou=237" text:style-name="Internet_20_link" text:visited-style-name="Visited_20_Internet_20_Link">BI-OSY (17/18 LS)</text:a>  ►  <text:a xlink:type="simple" xlink:href="https://progtest.fit.cvut.cz/index.php?X=TaskGrp&amp;Cou=237&amp;Tgr=1473" text:style-name="Internet_20_link" text:visited-style-name="Visited_20_Internet_20_Link">Úloha #1</text:a>  ►  <text:span text:style-name="T1">FITCoin &amp; ČVUTCoin</text:span></text:p>
          </table:table-cell>
          <table:table-cell table:style-name="Tabulka1.A1" office:value-type="string">
            <text:p text:style-name="P7"><text:a xlink:type="simple" xlink:href="https://progtest.fit.cvut.cz/index.php?X=Logout" text:style-name="Internet_20_link" text:visited-style-name="Visited_20_Internet_20_Link">Logout</text:a></text:p>
          </table:table-cell>
        </table:table-row>
      </table:table>
      <text:p text:style-name="Text_20_body"><text:line-break/></text:p>
      <table:table table:name="Tabulka2" table:style-name="Tabulka2">
        <table:table-column table:style-name="Tabulka2.A"/>
        <table:table-row>
          <table:table-cell table:style-name="Tabulka2.A1" office:value-type="string">
            <text:p text:style-name="P8">FITCoin &amp; ČVUTCoin</text:p>
          </table:table-cell>
        </table:table-row>
      </table:table>
      <text:p text:style-name="P1"><text:bookmark text:name="maintable"/></text:p>
      <table:table table:name="Tabulka3" table:style-name="Tabulka3">
        <table:table-column table:style-name="Tabulka3.A"/>
        <table:table-column table:style-name="Tabulka3.B"/>
        <table:table-column table:style-name="Tabulka3.C"/>
        <table:table-row>
          <table:table-cell table:style-name="Tabulka3.A1" office:value-type="string">
            <text:p text:style-name="P9">Termín odevzdání:</text:p>
          </table:table-cell>
          <table:table-cell table:style-name="Tabulka3.A1" office:value-type="string">
            <text:p text:style-name="P9">15.04.2018 23:59:59<text:bookmark text:name="countdown"/></text:p>
          </table:table-cell>
          <table:table-cell table:style-name="Tabulka3.A1" office:value-type="string">
            <text:p text:style-name="P7">1408725.980 sec</text:p>
          </table:table-cell>
        </table:table-row>
        <table:table-row>
          <table:table-cell table:style-name="Tabulka3.A1" office:value-type="string">
            <text:p text:style-name="P9">Hodnocení:</text:p>
          </table:table-cell>
          <table:table-cell table:style-name="Tabulka3.A1" table:number-columns-spanned="2" office:value-type="string">
            <text:p text:style-name="P9">0.0000</text:p>
          </table:table-cell>
          <table:covered-table-cell/>
        </table:table-row>
        <table:table-row>
          <table:table-cell table:style-name="Tabulka3.A1" office:value-type="string">
            <text:p text:style-name="P9">Max. hodnocení:</text:p>
          </table:table-cell>
          <table:table-cell table:style-name="Tabulka3.A1" table:number-columns-spanned="2" office:value-type="string">
            <text:p text:style-name="P4"><text:span text:style-name="T1">30.0000</text:span> (bez bonusů)</text:p>
          </table:table-cell>
          <table:covered-table-cell/>
        </table:table-row>
        <table:table-row>
          <table:table-cell table:style-name="Tabulka3.A1" office:value-type="string">
            <text:p text:style-name="P9">Odevzdaná řešení:</text:p>
          </table:table-cell>
          <table:table-cell table:style-name="Tabulka3.A1" table:number-columns-spanned="2" office:value-type="string">
            <text:p text:style-name="P4">0 / 60</text:p>
          </table:table-cell>
          <table:covered-table-cell/>
        </table:table-row>
        <table:table-row>
          <table:table-cell table:style-name="Tabulka3.A1" office:value-type="string">
            <text:p text:style-name="P9">Nápovědy:</text:p>
          </table:table-cell>
          <table:table-cell table:style-name="Tabulka3.A1" table:number-columns-spanned="2" office:value-type="string">
            <text:p text:style-name="P4">0 / 0</text:p>
          </table:table-cell>
          <table:covered-table-cell/>
        </table:table-row>
        <table:table-row>
          <table:table-cell table:style-name="Tabulka3.A1" table:number-columns-spanned="3" office:value-type="string">
            <text:p text:style-name="P13">Úkolem je realizovat třídu, která bude umožňovat rychle těžit kryptoměnu.</text:p>
            <text:p text:style-name="P13">Boom kryptoměn zaznamenalo i ČVUT a naše fakulta a probíhá příprava na ICO této virtuální měny. Pro zajištění transakcí se používají výpočetně náročné operace, které zároveň umožňují takovou měnu těžit. Vaším úkolem je implementovat program, který dokáže tuto těžbu pomocí vláken rozkládat na všechny dostupné procesory.</text:p>
            <text:p text:style-name="P13">Protože nedošlo k dohodě mezi ČVUT a FIT, má plánovaná měna dva různé algoritmy těžení. Vznikají tak různé varianty měny, které budeme pracovně nazývat fitCoin a čvutCoin.</text:p>
            <text:p text:style-name="P17">fitCoin</text:p>
            <text:p text:style-name="P19">dostane na vstupu pole 32 bitových neznaménkových celých čísel - bitových vektorů. Dále má parametrem zadanou vzdálenost <text:span text:style-name="Teletype">dist</text:span>. Algoritmus těžení hledá, kolik existuje různých 32 bitových čísel <text:span text:style-name="Teletype">x</text:span> takových, že se liší od každého ze zadaných vektorů nejvýše v <text:span text:style-name="Teletype">dist</text:span> bitech. Výpočet je demonstrován na příkladu, pouze pro přehlednost uvažujeme pouze 4 bitová čísla. Pokud budou zadané vektory: </text:p>
            <text:p text:style-name="P20"><text:s text:c="2"/>0011</text:p>
            <text:p text:style-name="P20"><text:s text:c="2"/>0101</text:p>
            <text:p text:style-name="P20"><text:s text:c="2"/>0110</text:p>
            <text:p text:style-name="P21"><text:s text:c="2"/></text:p>
            <text:p text:style-name="P19">Pak dostaneme pro čísla <text:span text:style-name="Teletype">x</text:span> následující počty odlišných bitů: </text:p>
            <text:p text:style-name="P20"><text:s text:c="10"/>≤0 <text:s text:c="4"/>≤1 <text:s text:c="4"/>≤2 <text:s text:c="4"/>≤3 <text:s text:c="4"/>≤4</text:p>
            <text:p text:style-name="P20"><text:s text:c="2"/>0000 <text:s text:c="18"/>* <text:s text:c="5"/>* <text:s text:c="5"/>*</text:p>
            <text:p text:style-name="P20"><text:s text:c="2"/>0001 <text:s text:c="25"/>* <text:s text:c="5"/>*</text:p>
            <text:p text:style-name="P20"><text:s text:c="2"/>0010 <text:s text:c="25"/>* <text:s text:c="5"/>*</text:p>
            <text:p text:style-name="P20"><text:s text:c="2"/>0011 <text:s text:c="18"/>* <text:s text:c="5"/>* <text:s text:c="5"/>*</text:p>
            <text:p text:style-name="P20"><text:s text:c="2"/>0100 <text:s text:c="25"/>* <text:s text:c="5"/>*</text:p>
            <text:p text:style-name="P20"><text:s text:c="2"/>0101 <text:s text:c="18"/>* <text:s text:c="5"/>* <text:s text:c="5"/>*</text:p>
            <text:p text:style-name="P20"><text:s text:c="2"/>0110 <text:s text:c="18"/>* <text:s text:c="5"/>* <text:s text:c="5"/>*</text:p>
            <text:p text:style-name="P20"><text:s text:c="2"/>0111 <text:s text:c="11"/>* <text:s text:c="5"/>* <text:s text:c="5"/>* <text:s text:c="5"/>*</text:p>
            <text:p text:style-name="P20"><text:s text:c="2"/>1000 <text:s text:c="25"/>* <text:s text:c="5"/>*</text:p>
            <text:p text:style-name="P20"><text:s text:c="2"/>1001 <text:s text:c="32"/>*</text:p>
            <text:p text:style-name="P20"><text:s text:c="2"/>1010 <text:s text:c="32"/>*</text:p>
            <text:p text:style-name="P20"><text:s text:c="2"/>1011 <text:s text:c="25"/>* <text:s text:c="5"/>*</text:p>
            <text:p text:style-name="P20"><text:s text:c="2"/>1100 <text:s text:c="32"/>*</text:p>
            <text:p text:style-name="P20"><text:s text:c="2"/>1101 <text:s text:c="25"/>* <text:s text:c="5"/>*</text:p>
            <text:p text:style-name="P20"><text:soft-page-break/><text:s text:c="2"/>1110 <text:s text:c="25"/>* <text:s text:c="5"/>*</text:p>
            <text:p text:style-name="P20"><text:s text:c="2"/>1111 <text:s text:c="18"/>* <text:s text:c="5"/>* <text:s text:c="5"/>*</text:p>
            <text:p text:style-name="P20"><text:s text:c="2"/>Celkem: <text:s/>0 <text:s text:c="5"/>1 <text:s text:c="5"/>6 <text:s text:c="4"/>13 <text:s text:c="4"/>16</text:p>
            <text:p text:style-name="P21"><text:s text:c="2"/></text:p>
            <text:p text:style-name="P18">Bude-li tedy vstupem algoritmu předložená sada vektorů a <text:span text:style-name="Teletype">dist</text:span> nastaveno na 3, je výsledkem výpočtu číslo 13 (platí pro ukázku se 4-bitovými vektory). </text:p>
            <text:p text:style-name="P17">čvutCoin</text:p>
            <text:p text:style-name="P19">dostane na vstupu pole bajtů. Algoritmus výpočtu toto pole chápe jako posloupnost bitů počínaje LSB (nejméně významným bitem) prvního bajtu a konče MSB (nejvíce významným bitem) posledního bajtu. Pro vstup délky <text:span text:style-name="Teletype">n</text:span> bajtů tedy máme posloupnost délky <text:span text:style-name="Teletype">8n</text:span> bitů. Dále jsou parametrem dvě celá čísla <text:span text:style-name="Teletype">distMin</text:span> a <text:span text:style-name="Teletype">distMax</text:span>. Úkolem je vyzkoušet všechny neprázdné předpony (prefixy) této bitové posloupnosti a všechny neprázdné suffixy této posloupnosti, pro každou dvojici (prefix x suffix) je potřeba určit jejich editační vzdálenost. Výsledkem je počet dvojic, jejichž editační vzdálenost patří do zadaného uzavřeného intervalu <text:span text:style-name="Teletype">&lt; minDist ; maxDist &gt;</text:span>. Editační vzdálenost dvojice bitových řetězců chápeme jako nejmenší počet operací mazání/vkládání/změny bitu tak, aby z jednoho bitového řetězce vznikl druhý. </text:p>
            <text:p text:style-name="P13">Vaším úkolem je realizovat třídu <text:span text:style-name="Teletype">CRig</text:span>, která dokáže takové problémy řešit. Oba uvedené problémy jsou výpočetně náročnější a oba problémy je potřeba řešit rychle. Proto bude využito vláken k rozdělení výpočetní zátěže na více CPU a asynchronního modelu výpočtu.</text:p>
            <text:p text:style-name="P13">Třída <text:span text:style-name="Teletype">CRig</text:span> má modelovat opakované výpočty obou výše popsaných problémů v těžebním poolu. Problémy zadávají zákazníci (instance třídy <text:span text:style-name="Teletype">CCustomer</text:span>, vytvořené testovacím prostředím a předané <text:span text:style-name="Teletype">CRig</text:span>). Zákazníci předávají problémy (instance tříd <text:span text:style-name="Teletype">CFITCoin</text:span> a <text:span text:style-name="Teletype">CCVUTCoin</text:span>), Vaše implementace <text:span text:style-name="Teletype">CRig</text:span> si instance problému převezme, zpracuje je a vyřešené je zadávajícímu vrátí.</text:p>
            <text:p text:style-name="P13">Vaše implementace si vytvoří pracovní vlákna, jejich počet je předán při spouštění výpočtu. Dále, pro načítání problémů si vytvořte tři pomocná vlákna pro každého zákazníka. Tato vlákna budou volat odpovídající metody instance <text:span text:style-name="Teletype">CCustomer</text:span>, jedno vlákno bude volat funkci pro doručování problémů typu fitCoin, druhé pro doručování problémů čvutCoin a třetí vlákno bude doručovat zpět oba druhy vyřešených problémů. Zadaný problém má podobu instance třídy <text:span text:style-name="Teletype">CFITCoin</text:span> nebo třídy <text:span text:style-name="Teletype">CCVUTCoin</text:span> (podle typu úlohy, instance jsou předané jako smart pointery - <text:span text:style-name="Teletype">shared_ptr&lt;CFITCoin&gt;</text:span> a <text:span text:style-name="Teletype">shared_ptr&lt;CCVUTCoin&gt;</text:span>, pro zkrácení zápisu jsou pro smart pointery vytvořené aliasy <text:span text:style-name="Teletype">AFITCoin</text:span> a <text:span text:style-name="Teletype">ACVUTCoin</text:span>). Vlákna, která přebírají zadávané problémy, nejsou určena k tomu, aby počítala řešení, jejich úkolem je pouze předání problémů dále k pracovním vláknům.</text:p>
            <text:p text:style-name="P13">Pracovních vláken vytvoříte více (podle parametrů při inicializaci). Pracovní vlákna vyřeší zadanou instanci problémů a podle výsledků vyplní příslušné složky instance <text:span text:style-name="Teletype">AFITCoin</text:span> / <text:span text:style-name="Teletype">ACVUTCoin</text:span>. Po vyplnění předají instanci vyřešeného problému vyčleněnému předávacímu vláknu daného zákazníka. Předávací vlákno zajistí zavolání příslušné metody rozhraní zákazníka a zajistí serializaci odevzdávaní vyřešených úloh.</text:p>
            <text:p text:style-name="P13">Jak již bylo řečeno, načítací a odevzdávací vlákna slouží pouze k odebírání požadavků od zákazníků a k předávání těchto požadavků pracovním vláknům. Celkový počet načítacích vláken bude dvojnásobkem počtu zákazníků, celkový počet odevzdávacích vláken bude roven počtu zákazníků. Pokud by načítací/odevzdávací vlákna rovnou řešila zadávané problémy a zákazníků bylo mnoho, vedlo by takové řešení k neefektivnímu využívání CPU (mnoho rozpracovaných problémů, časté <text:soft-page-break/>přepínání kontextu, ...). Proto požadované řešení ponechává výpočty pouze na pracovních vláknech, kterých je pouze zadaný fixní počet.</text:p>
            <text:p text:style-name="P13">Rozhraním Vaší implementace bude třída <text:span text:style-name="Teletype">CRig</text:span>. V této třídě musí být k dispozici metody podle popisu níže (mohou existovat i další privátní metody potřebné pro Vaši implementaci):</text:p>
            <text:p text:style-name="P17"><text:span text:style-name="Teletype">implicitní konstruktor</text:span></text:p>
            <text:p text:style-name="P18">inicializuje instanci třídy. </text:p>
            <text:p text:style-name="P17"><text:span text:style-name="Teletype">destruktor</text:span></text:p>
            <text:p text:style-name="P18">uvolní prostředky alokované instancí <text:span text:style-name="Teletype">CRig</text:span>. </text:p>
            <text:p text:style-name="P17"><text:span text:style-name="Teletype">Start (thr)</text:span></text:p>
            <text:p text:style-name="P18">metoda spustí vlastní výpočet. V této metodě vytvoříte potřebná pracovní vlákna pro výpočty. Pracovních vláken vytvořte celkem <text:span text:style-name="Teletype">thr</text:span> podle hodnoty parametru. Tím se spustí obsluha požadavků od zákazníků. Metoda <text:span text:style-name="Teletype">Start</text:span> se po spuštění pracovních vláken okamžitě vrací (tedy nečeká na doběhnutí výpočtů). </text:p>
            <text:p text:style-name="P17"><text:span text:style-name="Teletype">Stop ()</text:span></text:p>
            <text:p text:style-name="P18">metoda informuje, že se mají ukončit výpočty. Tedy je potřeba převzít zbývající požadavky od existujících zákazníků, počkat na jejich vypočtení a vrácení výsledků. Metoda <text:span text:style-name="Teletype">Stop</text:span> se vrátí volajícímu po doběhnutí a uvolnění jak načítacích, předávacích, tak pracovních vláken. Metoda <text:span text:style-name="Teletype">Stop</text:span> se musí vrátit do volajícího. Neukončujte celý program (nevolejte <text:span text:style-name="Teletype">exit</text:span> a podobné funkce), pokud ukončíte celý program, budete hodnoceni 0 body. </text:p>
            <text:p text:style-name="P17"><text:span text:style-name="Teletype">AddCustomer ( c )</text:span></text:p>
            <text:p text:style-name="P18">metoda přidá dalšího zákazníka do seznamu zákazníků obsluhovaných touto instancí. Parametrem je smart pointer (<text:span text:style-name="Teletype">shared_ptr&lt;CCustomer&gt;</text:span>, zkráceně <text:span text:style-name="Teletype">ACustomer</text:span>) začleňovaného zákazníka. Metoda <text:span text:style-name="Teletype">AddCustomer</text:span> musí mj. vytvořit dvě pomocná načítací vlákna, která budou tohoto nového zákazníka obsluhovat a předávací vlákno pro odevzdávání vyřešených zadání. Pozor: metodu lze zavolat ještě před voláním <text:span text:style-name="Teletype">Start</text:span> (tedy zákazníci jsou obsluhovaní, ale výpočetní vlákna ještě neexistují), tak i po spuštění <text:span text:style-name="Teletype">Start</text:span> (nový zákazník je přidán k existujícím a je zahájena jeho obsluha). </text:p>
            <text:p text:style-name="P17"><text:span text:style-name="Teletype">Solve (fitCoin)</text:span></text:p>
            <text:p text:style-name="P18">- metoda vypočte sekvenčně jeden zadaný problém typu <text:span text:style-name="Teletype">AFITCoin</text:span> (parametr). Testovací prostředí nejprve zkouší sekvenční řešení, abyste případně snáze odhalili chyby v implementaci algoritmu. </text:p>
            <text:p text:style-name="P17"><text:span text:style-name="Teletype">Solve (cvutCoin)</text:span></text:p>
            <text:p text:style-name="P19">- metoda vypočte sekvenčně jeden zadaný problém typu <text:span text:style-name="Teletype">ACVUTCoin</text:span> (parametr). Testovací prostředí nejprve zkouší sekvenční řešení, abyste případně snáze odhalili chyby v implementaci algoritmu. </text:p>
            <text:p text:style-name="P13">Třída <text:span text:style-name="Teletype">CCustomer</text:span> definuje rozhraní jednoho zákazníka. Zákazník je implementován v testovacím prostředí a je předán Vaší implementaci v podobě smart pointeru (<text:span text:style-name="Teletype">shared_ptr&lt;CCustomer&gt;</text:span> alias <text:span text:style-name="Teletype">ACustomer</text:span>). Rozhraní <text:span text:style-name="Teletype">CCustomer</text:span> má následující metody:</text:p>
            <text:p text:style-name="P17">destruktor</text:p>
            <text:p text:style-name="P18">uvolňuje prostředky alokované pro zákazníka, </text:p>
            <text:p text:style-name="P17"><text:span text:style-name="Teletype">FITCoinGen() / CVUTCoinGen()</text:span></text:p>
            <text:p text:style-name="P18">metoda po zavolání vrací další instanci problému fitCoin/čvutCoin ke zpracování. Návratovou hodnotou je smart pointer (<text:span text:style-name="Teletype">shared_ptr&lt;CFITCoin&gt;</text:span> alias <text:span text:style-name="Teletype">AFITCoin</text:span> případně <text:soft-page-break/><text:span text:style-name="Teletype">shared_ptr&lt;CCVUTCoin&gt;</text:span> alias <text:span text:style-name="Teletype">ACVUTCoin</text:span>) s popisem problému k vyřešení. Pokud je vrácen prázdný smart pointer (obsahuje NULL), znamená to, že daný zákazník již nemá žádný další problém tohoto typu k vyřešení (ale stále může dodávat problémy typu druhého typu). Pokud metoda vrátí prázdný ukazatel, lze ukončit příslušné načítací vlákno. </text:p>
            <text:p text:style-name="P17"><text:span text:style-name="Teletype">FITCoinAccept ( fitCoin ) / CVUTCoinAccept (cvutCoin)</text:span></text:p>
            <text:p text:style-name="P19">metodou se předá vyřešený problém typu fitCoin/čvutCoin zpět zákazníkovi. Je potřeba vrátit vyřešený problém tomu zákazníkovi, který problém zadal. Dále, je potřeba vrátit tu samou instanci problému, kterou dříve předala metoda <text:span text:style-name="Teletype">FITCoinGen / CVUTCoinGen</text:span>, pouze je v ní potřeba vyplnit vypočítané hodnoty. Metody <text:span text:style-name="Teletype">FITCoinAccept / CVUTCoinAccept</text:span> je potřeba volat serializovaně z odevzdávacího vlákna, toto vlákno musí být pro daného zákazníka stále stejné. </text:p>
            <text:p text:style-name="P13">Třída <text:span text:style-name="Teletype">CFITCoin</text:span> je deklarovaná a implementovaná v testovacím prostředí. Pro testování Vaší implementace je k dispozici v bloku podmíněného překladu (ponechte jej tak). Význam složek je následující:</text:p>
            <text:p text:style-name="P17"><text:span text:style-name="Teletype">m_Vectors</text:span></text:p>
            <text:p text:style-name="P18">seznam 32 bitových vektorů zadání úlohy. Tato hodnota je vyplněna při vytváření zadání. </text:p>
            <text:p text:style-name="P17"><text:span text:style-name="Teletype">m_DistMax</text:span></text:p>
            <text:p text:style-name="P18">maximální vzdálenost od zadaných bitových vektorů. Tato hodnota je vyplněna při vytváření zadání. </text:p>
            <text:p text:style-name="P17"><text:span text:style-name="Teletype">m_Count</text:span></text:p>
            <text:p text:style-name="P18">je výsledkem výpočtu - počet 32 bitových hodnot <text:span text:style-name="Teletype">x</text:span> takových, že jejich vzdálenost od zadaných vektorů je nejvýše <text:span text:style-name="Teletype">m_DistMax</text:span>. Tuto hodnotu má vyplnit pracovní vlákno. </text:p>
            <text:p text:style-name="P17"><text:span text:style-name="Teletype">implicitní konstruktor</text:span></text:p>
            <text:p text:style-name="P19">existuje pro usnadnění vytváření instance problému. </text:p>
            <text:p text:style-name="P13">Třída <text:span text:style-name="Teletype">CCVUTCoin</text:span> je deklarovaná a implementovaná v testovacím prostředí. Pro testování Vaší implementace je k dispozici v bloku podmíněného překladu (ponechte jej tak). Význam složek je následující:</text:p>
            <text:p text:style-name="P17"><text:span text:style-name="Teletype">m_Data</text:span></text:p>
            <text:p text:style-name="P18">bajty tvořící bitovou posloupnost k analýze (bity čteme směrem od nejnižšího k nejvyššímu). Tato hodnota je vyplněna při vytváření zadání. </text:p>
            <text:p text:style-name="P17"><text:span text:style-name="Teletype">m_DistMin, m_DistMax</text:span></text:p>
            <text:p text:style-name="P18">Rozmezí hodnot odlišnosti bitových řetězců při porovnávání. Tyto hodnoty jsou vyplněné při vytváření zadání. </text:p>
            <text:p text:style-name="P17"><text:span text:style-name="Teletype">m_Count</text:span></text:p>
            <text:p text:style-name="P18">je výsledek výpočtu, který má vyplnit pracovní vlákno. Hodnota má udávat počet dvojic (předpona, přípona) zadané bitové posloupnosti takových, že jejich editační vzdálenost patří do intervalu hodnot <text:span text:style-name="Teletype">&lt; m_DistMin ; m_DistMax &gt;</text:span>. </text:p>
            <text:p text:style-name="P17"><text:span text:style-name="Teletype">implicitní konstruktor</text:span></text:p>
            <text:p text:style-name="P19">existuje pro usnadnění vytváření instance problému. </text:p>
            <text:p text:style-name="P22"/>
            <text:p text:style-name="P13">Odevzdávejte zdrojový kód s implementací požadované třídy <text:span text:style-name="Teletype">CRig</text:span> s požadovanými metodami. Můžete samozřejmě přidat i další podpůrné třídy a funkce. Do Vaší implementace nevkládejte funkci <text:soft-page-break/><text:span text:style-name="Teletype">main</text:span> ani direktivy pro vkládání hlavičkových souborů. Funkci <text:span text:style-name="Teletype">main</text:span> a hlavičkové soubory lze ponechat pouze v případě, že jsou zabalené v bloku podmíněného překladu.</text:p>
            <text:p text:style-name="P13">Využijte přiložený ukázkový soubor. Celá implementace patří do souboru <text:span text:style-name="Teletype">solution.cpp</text:span>, dodaný soubor je pouze mustr. Pokud zachováte bloky podmíněného překladu, můžete soubor <text:span text:style-name="Teletype">solution.cpp</text:span> odevzdávat jako řešení úlohy.</text:p>
            <text:p text:style-name="P13">Při řešení lze využít pthread nebo C++11 API pro práci s vlákny (viz vložené hlavičkové soubory). Dostupný kompilátor g++ verze 4.9, tato verze kompilátoru zvládá většinu C++11 a část C++14 konstrukcí.</text:p>
            <text:p text:style-name="P22"/>
            <text:p text:style-name="P12">Nápověda:</text:p>
            <text:list xml:id="list3637474282637034740" text:style-name="L1">
              <text:list-item>
                <text:p text:style-name="P5">Nejprve implementujte sekvenční funkce řešení problémů fitCoin/čvutCoin. Správnost implementace lze ověřit lokálně pomocí infrastruktury v přiloženém archivu. Až budete mít funkce lokálně otestované, můžete je zkusit odevzdat na Progtest (pro tento pokus nechte ostatní metody třídy <text:span text:style-name="Teletype">CRig</text:span> s prázdným tělem). Takové řešení samozřejmě nedostane žádné body, ale uvidíte, zda správně projde sekvenčními testy. </text:p>
              </text:list-item>
              <text:list-item>
                <text:p text:style-name="P5">Abyste zapojili co nejvíce jader, zpracovávejte několik problémů najednou. Vyzvedněte je pomocí opakovaného volání <text:span text:style-name="Teletype">FITCoinGen/CVUTCoinGen</text:span> jednotlivých zákazníků, zajistěte si odevzdávací vlákno a zprovozněte komunikaci mezi přebíracími/pracovními a odevzdávacími vlákny. Není potřeba dodržovat pořadí při vracení řešení. Pokud budete najednou zpracovávat pouze jeden problém, nejspíše zaměstnáte pouze jedno vlákno a ostatní vlákna budou čekat bez užitku. </text:p>
              </text:list-item>
              <text:list-item>
                <text:p text:style-name="P5">Instance <text:span text:style-name="Teletype">CRig</text:span> je vytvářená opakovaně, pro různé vstupy. Nespoléhejte se na inicializaci globálních proměnných - při druhém a dalším zavolání budou mít globální proměnné hodnotu jinou. Je rozumné případné globální proměnné vždy inicializovat v konstruktoru nebo na začátku metody <text:span text:style-name="Teletype">Start</text:span>. Ještě lepší je nepoužívat globální proměnné vůbec. </text:p>
              </text:list-item>
              <text:list-item>
                <text:p text:style-name="P5">Nepoužívejte mutexy a podmíněné proměnné inicializované pomocí <text:span text:style-name="Teletype">PTHREAD_MUTEX_INITIALIZER</text:span>, důvod je stejný jako v minulém odstavci. Použijte raději <text:span text:style-name="Teletype">pthread_mutex_init()</text:span> nebo C++11 API. </text:p>
              </text:list-item>
              <text:list-item>
                <text:p text:style-name="P5">Testovací prostředí samo o sobě nevytváří žádná vlákna, tedy metoda <text:span text:style-name="Teletype">Start</text:span> sama o sobě nemusí být reentrantní (může používat globální proměnné, s omezením výše). </text:p>
              </text:list-item>
              <text:list-item>
                <text:p text:style-name="P5">Instance tříd CFITCoin / CCVUTCoin alokovalo testovací prostředí při vytváření příslušných smart pointerů. K uvolnění dojde automaticky po zrušení všech odkazů. Uvolnění těchto instancí tedy není Vaší starostí, stačí zrušit všechny odkazy na takto předané smart pointery. Váš program je ale zodpovědný za uvolnění všech ostatních prostředků, které si alokoval. </text:p>
              </text:list-item>
              <text:list-item>
                <text:p text:style-name="P5">Problémy musíte načítat, zpracovávat a odevzdávat průběžně. Postup, kdy si všechny problémy načtete do paměťových struktur a teprve pak je začnete zpracovávat, nebude fungovat. Takové řešení skončí deadlockem v prvním testu s více vlákny. Musíte zároveň obsluhovat požadavky typu fitCoin i čvutCoin. Řešení, které se bude snažit nejprve vyřešit všechny problémy jednoho typu a pak začne obsluhovat problémy druhého typu, skončí taktéž deadlockem. </text:p>
              </text:list-item>
              <text:list-item>
                <text:p text:style-name="P5">Musíte najednou obsluhovat více přidaných zákazníků. Pokud se budete snažit nejprve obsloužit zákazníka A, následně pouze zákazníka B, ..., skončíte taktéž v deadlocku. </text:p>
              </text:list-item>
              <text:list-item>
                <text:p text:style-name="P5">Volání metod <text:span text:style-name="Teletype">FITCoinAccept/CVUTCoinAccept</text:span> není reentrantní. Je potřeba volání <text:soft-page-break/>obsluhovat pouze z jediného vlákna, toto vlákno musí být vytvořené zvlášť pro každého zákazníka. </text:p>
              </text:list-item>
              <text:list-item>
                <text:p text:style-name="P5">Neukončujte metodu <text:span text:style-name="Teletype">Stop</text:span> pomocí <text:span text:style-name="Teletype">exit</text:span>, <text:span text:style-name="Teletype">pthread_exit</text:span> a podobných funkcí. Pokud se funkce <text:span text:style-name="Teletype">Stop</text:span> nevrátí do volajícího, bude Vaše implementace vyhodnocena jako nesprávná. </text:p>
              </text:list-item>
              <text:list-item>
                <text:p text:style-name="P5">Využijte přiložená vzorová data. V archivu jednak naleznete ukázku volání rozhraní a dále několik testovacích vstupů a odpovídajících výsledků. </text:p>
              </text:list-item>
              <text:list-item>
                <text:p text:style-name="P5">V testovacím prostředí je k dispozici STL. Myslete ale na to, že ten samý STL kontejner nelze najednou zpřístupnit z více vláken. Více si o omezeních přečtěte např. na <text:a xlink:type="simple" xlink:href="http://en.cppreference.com/w/cpp/container" text:style-name="Internet_20_link" text:visited-style-name="Visited_20_Internet_20_Link">C++ reference - thread safety.</text:a> </text:p>
              </text:list-item>
              <text:list-item>
                <text:p text:style-name="P5">Testovací prostředí je omezené velikostí paměti. Není uplatňován žádný explicitní limit, ale VM, ve které testy běží, je omezena 4 GiB celkové dostupné RAM. Úloha může být dost paměťově náročná, zejména pokud se rozhodnete pro jemné členění úlohy na jednotlivá vlákna. Pokud se rozhodnete pro takové jemné rozčlenění úlohy, možná budete muset přidat synchronizaci běhu vláken tak, aby celková potřebná paměť v žádný okamžik nepřesáhla rozumný limit. Pro běh máte garantováno, že Váš program má k dispozici nejméně 500 MiB pro Vaše data (data segment + stack + heap). Pro zvídavé - zbytek do 4GiB je zabraný běžícím OS, dalšími procesy, zásobníky Vašich vláken a nějakou rezervou. </text:p>
              </text:list-item>
              <text:list-item>
                <text:p text:style-name="P14">Pokud se rozhodnete pro všechny bonusy, je potřeba velmi pečlivě nastavovat granularitu řešeného problému. Pokud řešený problém rozdělíte na příliš mnoho drobných podproblémů, začne se příliš mnoho uplatňovat režie. Dále, pokud máte najednou rozpracováno příliš mnoho problémů (a každý je rozdělen na velké množství podproblémů), začne se výpočet dále zpomalovat (mj. se začnou hůře využívat cache CPU). Aby se tomu zabránilo, řídí referenční řešení počet najednou rozpracovaných úloh (navíc dynamicky podle velikosti rozpracované úlohy). </text:p>
              </text:list-item>
            </text:list>
            <text:p text:style-name="P22"/>
            <text:p text:style-name="P12">Co znamenají jednotlivé testy:</text:p>
            <text:p text:style-name="P16">Test algoritmu (sekvencni)</text:p>
            <text:p text:style-name="P18">Testovací prostředí opakovaně volá metody <text:span text:style-name="Teletype">Solve(fitCoin)/Solve(cvutCoin)</text:span> pro různé vstupy a kontroluje vypočtené výsledky. Slouží pro otestování implementace Vašeho algoritmu. Není vytvářena instance <text:span text:style-name="Teletype">CRig</text:span> a není volaná metoda <text:span text:style-name="Teletype">Start</text:span>. Na tomto testu můžete ověřit, zda Vaše implementace algoritmu je dostatečně rychlá. Testují se náhodně generované problémy, nejedná se o data z dodané ukázky. </text:p>
            <text:p text:style-name="P16">Základní test/test několika/test mnoha thready</text:p>
            <text:p text:style-name="P18">Testovací prostředí vytváří instanci <text:span text:style-name="Teletype">CRig</text:span> pro různý počet vláken a zákazníků. </text:p>
            <text:p text:style-name="P16">Test zahlcení</text:p>
            <text:p text:style-name="P18">Testovací prostředí generuje velké množství požadavků a kontroluje, zda si s tím Vaše implementace poradí. Pokud nebudete rozumně řídit počet rozpracovaných požadavků, překročíte paměťový limit. </text:p>
            <text:p text:style-name="P16">Test zrychleni vypoctu</text:p>
            <text:p text:style-name="P18">Testovací prostředí spouští Vaši implementaci pro ta samá vstupní data s různým počtem vláken. Měří se čas běhu (wall i CPU). S rostoucím počtem vláken by měl wall time klesat, CPU time mírně růst (vlákna mají možnost běžet na dalších CPU). Pokud wall time neklesne, nebo klesne málo (např. pro 2 vlákna by měl ideálně klesnout na 0.5, existuje určitá rezerva), test není splněn. </text:p>
            <text:p text:style-name="P16">Busy waiting - pomale pozadavky</text:p>
            <text:p text:style-name="P18"><text:soft-page-break/>Do volání <text:span text:style-name="Teletype">FITCoinGen/CVUTCoinGen</text:span> testovací prostředí vkládá uspávání vlákna (např. na 100 ms). Výpočetní vlákna tím nemají práci. Pokud výpočetní vlákna nejsou synchronizovaná blokujícím způsobem, výrazně vzroste CPU time a test selže. </text:p>
            <text:p text:style-name="P16">Busy waiting - pomale odevzdani</text:p>
            <text:p text:style-name="P18">Do volání <text:span text:style-name="Teletype">FITCoinAccept/CVUTCoinAccept</text:span> je vložena pauza. Pokud jsou špatně blokována vlákna načítající vstup, výrazně vzroste CPU time. (Tento scénář je zde méně pravděpodobný.) </text:p>
            <text:p text:style-name="P16">Busy waiting - complex</text:p>
            <text:p text:style-name="P18">Je kombinací dvou posledně jmenovaných testů. </text:p>
            <text:p text:style-name="P16">Velmi mnoho zákazníků</text:p>
            <text:p text:style-name="P18">Testovací prostředí zkouší přidávat mnoho zákazníků, každý zákazník má pouze několik málo požadavků a skončí. Po skončení zákazníka je potřeba průběžně ukončovat a uvolňovat načítací vlákna. Pokud se uvolnění načítacích vláken neděje průběžně, enormně vzroste paměťová náročnost a program spadne. Vzhledem k použitému HW je rozumné najednou obsluhovat přibližně 5-10 zákazníků. Jedná se o test bonusový. </text:p>
            <text:p text:style-name="P16">Rozlozeni zateze FITCoin</text:p>
            <text:p text:style-name="P18">Testovací prostředí zkouší, zda se do řešení jednoho problému typu fitCoin dokáže zapojit více dostupných vláken. Pokud chcete v tomto testu uspět, musíte Váš program navrhnout tak, aby bylo možné využít více vláken i při analýze jedné instance problému. Jedná se o test bonusový. </text:p>
            <text:p text:style-name="P16">Rozlozeni zateze CVUTCoin</text:p>
            <text:p text:style-name="P19">Testovací prostředí zkouší, zda se do řešení jednoho problému typu čvutCoin dokáže zapojit více dostupných vláken. Pokud chcete v tomto testu uspět, musíte Váš program navrhnout tak, aby bylo možné využít více vláken i při analýze jedné instance problému. Jedná se o test bonusový. </text:p>
            <text:p text:style-name="P22"/>
            <text:p text:style-name="P13"><text:span text:style-name="T1">Jak to vyřešit - pozor, SPOILER</text:span> </text:p>
            <text:p text:style-name="P13">Pokud se nechcete obrat o dobrý pocit, že jste úlohu vyřešili zcela sami, nečtěte dále.</text:p>
            <text:list xml:id="list1911500573146728825" text:style-name="L2">
              <text:list-item>
                <text:p text:style-name="P6">Oba problémy jsou výpočetně náročnější a vyžadují používání bitových operátorů. </text:p>
              </text:list-item>
              <text:list-item>
                <text:p text:style-name="P6">Problém typu fitCoin je v principu potřeba řešit hrubou silou, tedy odzkoušet všechny možnosti a spočítat, ty, které vyhovují podmínce vzdálenosti. Pro <text:span text:style-name="Teletype">n</text:span> vektorů velikosti 32 bitů to dává <text:span text:style-name="Teletype">n 2</text:span><text:span text:style-name="Teletype"><text:span text:style-name="T2">32</text:span></text:span> porovnání. To je pro praktické nasazení příliš, takový výpočet by trval desítky sekund pro jedno zadání. Proto je potřeba zadané vektory předzpracovat. Pokud je ve všech vektorech hodnota nějakého bitu stejná, lze tento bit v testování vyloučit. Například pokud je ve všech vektorech nastaven bit č. 17 na hodnotu 0, pak bit 17 nebude ovlivňovat výsledek. Ze zadané sady vektorů tedy nejprve odstraňte fixní bity a teprve na takto omezeném vstupu spusťte hledání hrubou silou. Většinou se tím zmenší rozsah úlohy na cca <text:span text:style-name="Teletype">n 2</text:span><text:span text:style-name="Teletype"><text:span text:style-name="T2">20</text:span></text:span>, což je časově mnohem lepší. </text:p>
              </text:list-item>
              <text:list-item>
                <text:p text:style-name="P6">Pokud provedete úpravu zadání z minulého odstavce, dostanete mnohem menší rozmezí testovaných hodnot. Zároveň ale tímto postupem nezískáte přímo výsledek. Například máme zadané bitové vektory se 18 fixními bity (tedy budeme testovat celkem 2<text:span text:style-name="T2">32-18</text:span> hodnot) a máme zadáno <text:span text:style-name="Teletype">distMax=6</text:span>. Pokud zpracujeme hodnotu <text:span text:style-name="Teletype">x</text:span>, která se od upravených bitových vektorů liší v 6 bitech, pak se do výsledku započte právě 1x. Pokud by se ale lišila v méně bitech, např. v 5 bitech, pak se do výsledku započte celkem 19 krát (4 odlišnosti - 172x, 3 odlišnosti - 988x, ...). Rozmyslete si, o jaký kombinatorický problém zde jde. </text:p>
              </text:list-item>
              <text:list-item>
                <text:p text:style-name="P6">Problém typu čvutCoin je postaven na problému porovnání editační vzdálenosti řetězců. Tedy <text:soft-page-break/>na problému LCS, který znáte jako aplikaci dynamického programování. Protože prefixů i suffixů existuje celkem <text:span text:style-name="Teletype">8n</text:span> (n je počet bajtů problému, prázdný řetězec netestujeme), lze problém vyřešit testováním <text:span text:style-name="Teletype">64n</text:span><text:span text:style-name="Teletype"><text:span text:style-name="T2">2</text:span></text:span> párů řetězců, každé porovnání spotřebuje řádově <text:span text:style-name="Teletype">n</text:span><text:span text:style-name="Teletype"><text:span text:style-name="T2">2</text:span></text:span> operací. Celkem tedy řešení jednoho problému čvutCoin má složitost <text:span text:style-name="Teletype">n</text:span><text:span text:style-name="Teletype"><text:span text:style-name="T2">4</text:span></text:span>, vhodnou úpravou se dá složitost snížit na <text:span text:style-name="Teletype">n</text:span><text:span text:style-name="Teletype"><text:span text:style-name="T2">3</text:span></text:span>. </text:p>
              </text:list-item>
              <text:list-item>
                <text:p text:style-name="P6">Testovací prostředí si nejprve sekvenčně otestuje rychlost odevzdaného řešení, podle toho pak upraví rozsah zadávaných dat. Úprava rozsahu testovacích dat ale není neomezená, odevzdané řešení musí být rozumně efektivní. Výpočet fitCoinu musí redukovat fixní bity, naivní řešení s <text:span text:style-name="Teletype">n 2</text:span><text:span text:style-name="Teletype"><text:span text:style-name="T2">32</text:span></text:span> operacemi časově neprojde. Pro čvutCoin lze těsně projít i s řešením se složitostí <text:span text:style-name="Teletype">n</text:span><text:span text:style-name="Teletype"><text:span text:style-name="T2">4</text:span></text:span>. </text:p>
              </text:list-item>
              <text:list-item>
                <text:p text:style-name="P15">Vzhledem k heterogennímu charakteru vstupních dat se hodí objektový návrh s polymorfismem. </text:p>
              </text:list-item>
            </text:list>
            <text:p text:style-name="P12">Další nápověda - SUPERSPOILER</text:p>
            <text:p text:style-name="P13">Podle potřeby v průběhu řešení úlohy zveřejníme další nápovědy pro tápající studenty.</text:p>
          </table:table-cell>
          <table:covered-table-cell/>
          <table:covered-table-cell/>
        </table:table-row>
        <table:table-row>
          <table:table-cell table:style-name="Tabulka3.A1" table:number-columns-spanned="2" office:value-type="string">
            <text:p text:style-name="P9">Vzorová data:</text:p>
          </table:table-cell>
          <table:covered-table-cell/>
          <table:table-cell table:style-name="Tabulka3.A1" office:value-type="string">
            <text:p text:style-name="P10"><text:a xlink:type="simple" xlink:href="https://progtest.fit.cvut.cz/index.php?X=TaskS&amp;Cou=237&amp;Tgr=1473&amp;Tsk=1534" text:style-name="Internet_20_link" text:visited-style-name="Visited_20_Internet_20_Link">Download</text:a></text:p>
          </table:table-cell>
        </table:table-row>
        <table:table-row>
          <table:table-cell table:style-name="Tabulka3.A8" office:value-type="string">
            <text:p text:style-name="P9">Odevzdat:</text:p>
          </table:table-cell>
          <table:table-cell table:style-name="Tabulka3.B8" office:value-type="string">
            <text:p text:style-name="P4"><draw:control text:anchor-type="as-char" draw:z-index="0" draw:style-name="gr1" draw:text-style-name="P23" svg:width="4.869cm" svg:height="0.556cm" draw:control="control1"/></text:p>
          </table:table-cell>
          <table:table-cell table:style-name="Tabulka3.C8" office:value-type="string">
            <text:p text:style-name="P11"/>
          </table:table-cell>
        </table:table-row>
      </table:table>
      <text:p text:style-name="P3"/>
      <text:p text:style-name="P2"><text:bookmark text:name="reftable"/></text:p>
      <table:table table:name="Tabulka4" table:style-name="Tabulka4">
        <table:table-column table:style-name="Tabulka4.A"/>
        <table:table-column table:style-name="Tabulka4.B"/>
        <table:table-row>
          <table:table-cell table:style-name="Tabulka4.A1" office:value-type="string">
            <text:p text:style-name="P4"><draw:control text:anchor-type="as-char" draw:z-index="1" draw:style-name="gr1" draw:text-style-name="P24" svg:width="0.345cm" svg:height="0.345cm" draw:control="control2"/> <text:span text:style-name="T1">Referenční řešení</text:span></text:p>
          </table:table-cell>
          <table:table-cell table:style-name="Tabulka4.A1" office:value-type="string">
            <text:p text:style-name="P7">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ll </meta:initial-creator>
    <meta:creation-date>2018-03-30T16:41:36.534727835</meta:creation-date>
    <dc:date>2018-03-30T16:43:25.521446805</dc:date>
    <dc:creator>Hell </dc:creator>
    <meta:editing-duration>PT1M50S</meta:editing-duration>
    <meta:editing-cycles>1</meta:editing-cycles>
    <meta:document-statistic meta:table-count="4" meta:image-count="0" meta:object-count="0" meta:page-count="8" meta:paragraph-count="147" meta:word-count="2906" meta:character-count="20789" meta:non-whitespace-character-count="17422"/>
    <meta:generator>LibreOffice/4.4.3.2$Linux_X86_64 LibreOffice_project/40m0$Build-2</meta:generator>
  </office:meta>
</office:document-meta>
</file>